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Info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Module.isVisibleInNavigation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nfoModule.getAttribute( String name , Configuration modeConf , Map objectMode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">
            <text:p text:style-name="Table_20_Contents">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DocumentInfoModule.getDocument( String publicationId , String area , String uuid , String language , int revision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